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aaaaaa" style:font-name="Droid Sans Mono" fo:font-size="10.5pt" fo:font-weight="normal" fo:background-color="#fffffe"/>
    </style:style>
    <style:style style:name="P3" style:family="paragraph" style:parent-style-name="Standard">
      <style:text-properties fo:color="#aaaaaa" style:font-name="Droid Sans Mono" fo:font-size="10.5pt" fo:font-weight="normal" officeooo:rsid="00050494" officeooo:paragraph-rsid="00050494" fo:background-color="#fffff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rsid="00050494" officeooo:paragraph-rsid="00050494"/>
    </style:style>
    <style:style style:name="P6" style:family="paragraph" style:parent-style-name="Standard">
      <style:paragraph-properties fo:margin-top="0cm" fo:margin-bottom="0.499cm" loext:contextual-spacing="false" style:line-height-at-least="0.503cm"/>
    </style:style>
    <style:style style:name="P7" style:family="paragraph" style:parent-style-name="Standard">
      <style:text-properties officeooo:rsid="00067f19" officeooo:paragraph-rsid="00067f19"/>
    </style:style>
    <style:style style:name="P8" style:family="paragraph" style:parent-style-name="Standard">
      <style:text-properties officeooo:rsid="0007d5f9" officeooo:paragraph-rsid="0007d5f9"/>
    </style:style>
    <style:style style:name="P9" style:family="paragraph" style:parent-style-name="Standard">
      <style:text-properties officeooo:rsid="0008de1a" officeooo:paragraph-rsid="0008de1a"/>
    </style:style>
    <style:style style:name="P10" style:family="paragraph" style:parent-style-name="Standard">
      <style:text-properties officeooo:rsid="00050494" officeooo:paragraph-rsid="00050494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онтрольные вопросы 2 глава.</text:p>
      <text:p text:style-name="Standard"/>
      <text:p text:style-name="Standard">2.1.</text:p>
      <text:p text:style-name="Standard">a) main</text:p>
      <text:p text:style-name="Standard">b) левая фигурная скобка {, правая фигурная скобка }</text:p>
      <text:p text:style-name="Standard">c) точкой с запятой ;</text:p>
      <text:p text:style-name="Standard">d) новой строки</text:p>
      <text:p text:style-name="Standard">e) if</text:p>
      <text:p text:style-name="Standard"/>
      <text:p text:style-name="Standard">2.2.</text:p>
      <text:p text:style-name="Standard">a) false комментарии послн символов // игнорируются компилятором</text:p>
      <text:p text:style-name="Standard">b) true</text:p>
      <text:p text:style-name="Standard">c) true</text:p>
      <text:p text:style-name="Standard">d) true</text:p>
      <text:p text:style-name="Standard">e) false C++ чувствителен к регистру</text:p>
      <text:p text:style-name="Standard">f) true</text:p>
      <text:p text:style-name="Standard">g) true</text:p>
      <text:p text:style-name="Standard">h) false операции *, / и % имеют приоритет перед + и -</text:p>
      <text:p text:style-name="Standard">i) false используя операнды, можно в одном операторе организовать вывод на много строк</text:p>
      <text:p text:style-name="Standard"/>
      <text:p text:style-name="Standard">2.3.</text:p>
      <text:p text:style-name="Standard">a) int c, thisIsAVariable, q76354, number;</text:p>
      <text:p text:style-name="Standard">b) cout &lt;&lt; "Enter integer: ";</text:p>
      <text:p text:style-name="Standard">c) cin &gt;&gt; age;</text:p>
      <text:p text:style-name="Standard">d)</text:p>
      <text:p text:style-name="Standard"/>
      <text:p text:style-name="Standard">if ( number != 7)</text:p>
      <text:p text:style-name="Standard"><text:s text:c="6"/>cout &lt;&lt; "Number is not = 7.\n";</text:p>
      <text:p text:style-name="Standard"/>
      <text:p text:style-name="Standard">e) cout &lt;&lt; "This is a program C++\n";</text:p>
      <text:p text:style-name="Standard">f) cout &lt;&lt; "This a program\nC++\n";</text:p>
      <text:p text:style-name="Standard">g) cout &lt;&lt; "This\na\nprogram\C++\n";</text:p>
      <text:p text:style-name="Standard">h) cout &lt;&lt; "This\ta\tprogram\tC++\n";</text:p>
      <text:p text:style-name="Standard"/>
      <text:p text:style-name="Standard">(Везде ошибка, т.к. нужно было std::cout и std::cin )</text:p>
      <text:p text:style-name="Standard"/>
      <text:p text:style-name="Standard">2.4.</text:p>
      <text:p text:style-name="Standard">a) // Программа будет вычислять произведение трех целых чисел</text:p>
      <text:p text:style-name="Standard">b) int x, y, z, result;</text:p>
      <text:p text:style-name="Standard">c) cout &lt;&lt; "Введите три целых числа: ";</text:p>
      <text:p text:style-name="Standard">d) cin &gt;&gt; x &gt;&gt; y &gt;&gt; z;</text:p>
      <text:p text:style-name="Standard">e) result = x * y * z;</text:p>
      <text:p text:style-name="Standard">f) cout &lt;&lt; "Производное равно " &lt;&lt; result &lt;&lt; endl;</text:p>
      <text:p text:style-name="Standard">g) return 0;</text:p>
      <text:p text:style-name="Standard"/>
      <text:p text:style-name="Standard">2.5.</text:p>
      <text:p text:style-name="Standard"/>
      <text:p text:style-name="Standard">// Программа будет вычислять произведение трех целых чисел</text:p>
      <text:p text:style-name="Standard">#include</text:p>
      <text:p text:style-name="Standard">using namespace std; // ошибка. нужно было указать три оператора using std::cout; using std::cin; using std::endl;</text:p>
      <text:p text:style-name="Standard"/>
      <text:p text:style-name="Standard"><text:soft-page-break/>int main()</text:p>
      <text:p text:style-name="Standard">{</text:p>
      <text:p text:style-name="Standard">setlocale(0, "");</text:p>
      <text:p text:style-name="Standard"/>
      <text:p text:style-name="Standard">int x, y, z, result; // ошибка, нужно было построчно объявлять переменные</text:p>
      <text:p text:style-name="Standard"/>
      <text:p text:style-name="Standard">cout &lt;&lt; "Введите три целых числа: ";</text:p>
      <text:p text:style-name="Standard">cin &gt;&gt; x &gt;&gt; y &gt;&gt; z;</text:p>
      <text:p text:style-name="Standard">result = x * y * z;</text:p>
      <text:p text:style-name="Standard"/>
      <text:p text:style-name="Standard">cout &lt;&lt; "Производное равно " &lt;&lt; result &lt;&lt; endl;</text:p>
      <text:p text:style-name="Standard"/>
      <text:p text:style-name="Standard">return 0;</text:p>
      <text:p text:style-name="Standard"/>
      <text:p text:style-name="Standard">}</text:p>
      <text:p text:style-name="Standard"/>
      <text:p text:style-name="Standard">( Общая ошибка программы - осутствие комментариев !!! )</text:p>
      <text:p text:style-name="Standard"/>
      <text:p text:style-name="Standard">2.6.</text:p>
      <text:p text:style-name="Standard">a) точка с запятой после оператора if</text:p>
      <text:p text:style-name="Standard">b) =&gt; не пралильно. нужно &gt;=</text:p>
      <text:p text:style-name="Standard"/>
      <text:p text:style-name="Standard">Упражнения</text:p>
      <text:p text:style-name="Standard"/>
      <text:p text:style-name="Standard">2.7.</text:p>
      <text:p text:style-name="Standard">a) оператор стандартного ввода, принадлежащий "пространству имён" std</text:p>
      <text:p text:style-name="Standard">b) оператор стандартного вывода, принадлежащий "пространству имён" std</text:p>
      <text:p text:style-name="Standard"/>
      <text:p text:style-name="Standard">2.8.</text:p>
      <text:p text:style-name="Standard">a) комментарии</text:p>
      <text:p text:style-name="Standard">b) стандартный поток вывода</text:p>
      <text:p text:style-name="Standard">c) if</text:p>
      <text:p text:style-name="Standard">d) присваивания</text:p>
      <text:p text:style-name="Standard">e) стандартного ввода</text:p>
      <text:p text:style-name="Standard"/>
      <text:p text:style-name="Standard">2.9.</text:p>
      <text:p text:style-name="Standard">a) std::cout &lt;&lt; "Введите два числа: ";</text:p>
      <text:p text:style-name="Standard">b) c = a * b;</text:p>
      <text:p text:style-name="Standard">c) // Программа выполняет расчёты платёжных ведомостей</text:p>
      <text:p text:style-name="Standard">d) std::cin &gt;&gt; a &gt;&gt; b &gt;&gt; c;</text:p>
      <text:p text:style-name="Standard"/>
      <text:p text:style-name="Standard">2.10</text:p>
      <text:p text:style-name="Standard">a) false не все операции выполняются слева направо, например операция = присваивания</text:p>
      <text:p text:style-name="Standard">b) true но не желательно давать имена переменной, начинающиеся с подчеркивания</text:p>
      <text:p text:style-name="Standard">c) false это операция и оператор ввыода в стандартный вывод, а не присваивания</text:p>
      <text:p text:style-name="Standard">d) true</text:p>
      <text:p text:style-name="Standard">e) false h22 - допустимо</text:p>
      <text:p text:style-name="Standard"/>
      <text:p text:style-name="Standard">2.11.</text:p>
      <text:p text:style-name="Standard">a) /, %</text:p>
      <text:p text:style-name="Standard">b) самые глубокие</text:p>
      <text:p text:style-name="Standard">c) оперативная</text:p>
      <text:p text:style-name="Standard"><text:soft-page-break/></text:p>
      <text:p text:style-name="Standard">2,12.</text:p>
      <text:p text:style-name="Standard">a) 2</text:p>
      <text:p text:style-name="Standard">b) 4</text:p>
      <text:p text:style-name="Standard">c) x=</text:p>
      <text:p text:style-name="Standard">d) x =2</text:p>
      <text:p text:style-name="Standard">e) 5 = 5</text:p>
      <text:p text:style-name="Standard">f) nothing</text:p>
      <text:p text:style-name="Standard">g) nothing</text:p>
      <text:p text:style-name="Standard">h) nothing</text:p>
      <text:p text:style-name="Standard">i) новая строка</text:p>
      <text:p text:style-name="Standard"/>
      <text:p text:style-name="Standard">2.13</text:p>
      <text:p text:style-name="Standard">a) true</text:p>
      <text:p text:style-name="Standard">b) true</text:p>
      <text:p text:style-name="Standard">c) false</text:p>
      <text:p text:style-name="Standard">d) false</text:p>
      <text:p text:style-name="Standard"/>
      <text:p text:style-name="Standard">2.14.</text:p>
      <text:p text:style-name="Standard">a) true</text:p>
      <text:p text:style-name="Standard">b) false</text:p>
      <text:p text:style-name="Standard">c) false</text:p>
      <text:p text:style-name="Standard">d) true</text:p>
      <text:p text:style-name="Standard">e) true</text:p>
      <text:p text:style-name="Standard">f) false</text:p>
      <text:p text:style-name="Standard"/>
      <text:p text:style-name="Standard">2.15.</text:p>
      <text:p text:style-name="Standard">a) x = 7 + 3 * 6 / 2 - 1</text:p>
      <text:p text:style-name="Standard">5 3 1 2 4</text:p>
      <text:p text:style-name="Standard"/>
      <text:p text:style-name="Standard">1 = 18</text:p>
      <text:p text:style-name="Standard">2 = 9</text:p>
      <text:p text:style-name="Standard">3 = 16</text:p>
      <text:p text:style-name="Standard">4 = 15</text:p>
      <text:p text:style-name="Standard">5 = 15</text:p>
      <text:p text:style-name="Standard"/>
      <text:p text:style-name="Standard">b) x = 2 % 2 + 2 * 2 - 2 / 2</text:p>
      <text:p text:style-name="Standard">6 1 4 2 5 3</text:p>
      <text:p text:style-name="Standard"/>
      <text:p text:style-name="Standard">1 = 0</text:p>
      <text:p text:style-name="Standard">2 = 4</text:p>
      <text:p text:style-name="Standard">3 = 1</text:p>
      <text:p text:style-name="Standard">4 = 4</text:p>
      <text:p text:style-name="Standard">5 = 3</text:p>
      <text:p text:style-name="Standard">6 = 3</text:p>
      <text:p text:style-name="Standard"/>
      <text:p text:style-name="Standard">c) x = ( 3 * 9 * ( 3 + ( 9 * 3 / ( 3 ) ) ) )</text:p>
      <text:p text:style-name="Standard">6 4 5 3 2 1</text:p>
      <text:p text:style-name="Standard"/>
      <text:p text:style-name="Standard">1 = 1</text:p>
      <text:p text:style-name="Standard">2 = 9</text:p>
      <text:p text:style-name="Standard">3 = 12</text:p>
      <text:p text:style-name="Standard"><text:soft-page-break/>4 = 27</text:p>
      <text:p text:style-name="Standard">5 = 324</text:p>
      <text:p text:style-name="Standard">6 = 324</text:p>
      <text:p text:style-name="Standard"/>
      <text:p text:style-name="Standard">2.16.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setlocale(0, "");</text:p>
      <text:p text:style-name="Standard"/>
      <text:p text:style-name="Standard">int x; </text:p>
      <text:p text:style-name="Standard">int y; </text:p>
      <text:p text:style-name="Standard"/>
      <text:p text:style-name="Standard">cout &lt;&lt; "Введите два целых числа: ";</text:p>
      <text:p text:style-name="Standard">cin &gt;&gt; x &gt;&gt; y;</text:p>
      <text:p text:style-name="Standard">cout &lt;&lt; "Сумма = " &lt;&lt; x + y &lt;&lt; endl;</text:p>
      <text:p text:style-name="Standard">cout &lt;&lt; "Производное = " &lt;&lt; x * y &lt;&lt; endl;</text:p>
      <text:p text:style-name="Standard">cout &lt;&lt; "Разность = " &lt;&lt; x - y &lt;&lt; endl;</text:p>
      <text:p text:style-name="Standard">cout &lt;&lt; "Частное = " &lt;&lt; x / y &lt;&lt; endl;</text:p>
      <text:p text:style-name="Standard"/>
      <text:p text:style-name="Standard">return 0;</text:p>
      <text:p text:style-name="Standard">}</text:p>
      <text:p text:style-name="Standard"/>
      <text:p text:style-name="Standard">2.17.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setlocale(0, "");</text:p>
      <text:p text:style-name="Standard"/>
      <text:p text:style-name="Standard">cout &lt;&lt; "1 2 3 4\n";</text:p>
      <text:p text:style-name="Standard">cout &lt;&lt; "1 " &lt;&lt; "2 " &lt;&lt; "3 " &lt;&lt; "4\n";</text:p>
      <text:p text:style-name="Standard">cout &lt;&lt; 1 &lt;&lt; " ";</text:p>
      <text:p text:style-name="Standard">cout &lt;&lt; 2 &lt;&lt; " ";</text:p>
      <text:p text:style-name="Standard">cout &lt;&lt; 3 &lt;&lt; " ";</text:p>
      <text:p text:style-name="Standard">cout &lt;&lt; 4 &lt;&lt; "\n";</text:p>
      <text:p text:style-name="Standard"/>
      <text:p text:style-name="Standard">return 0;</text:p>
      <text:p text:style-name="Standard">}</text:p>
      <text:p text:style-name="Standard"/>
      <text:p text:style-name="Standard">2.18.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><text:soft-page-break/></text:p>
      <text:p text:style-name="Standard">int main()</text:p>
      <text:p text:style-name="Standard">{</text:p>
      <text:p text:style-name="Standard">setlocale(0, "");</text:p>
      <text:p text:style-name="Standard"/>
      <text:p text:style-name="Standard">cout &lt;&lt; "Введите два целых числа: ";</text:p>
      <text:p text:style-name="Standard">int x;</text:p>
      <text:p text:style-name="Standard">int y;</text:p>
      <text:p text:style-name="Standard">cin &gt;&gt; x &gt;&gt; y;</text:p>
      <text:p text:style-name="Standard"/>
      <text:p text:style-name="Standard">if( x &gt; y)</text:p>
      <text:p text:style-name="Standard">cout &lt;&lt; "больше " &lt;&lt; x &lt;&lt; endl;</text:p>
      <text:p text:style-name="Standard"/>
      <text:p text:style-name="Standard">if ( x == y)</text:p>
      <text:p text:style-name="Standard">cout &lt;&lt; "Эти числа равны\n";</text:p>
      <text:p text:style-name="Standard"/>
      <text:p text:style-name="Standard">return 0;</text:p>
      <text:p text:style-name="Standard">}</text:p>
      <text:p text:style-name="Standard"/>
      <text:p text:style-name="Standard">2.19.</text:p>
      <text:p text:style-name="Standard"/>
      <text:p text:style-name="P2">// Програрамма будет вычислять сумму, среднее, //произведение и больше-меньше</text:p>
      <text:p text:style-name="P4"/>
      <text:p text:style-name="P1"><text:span text:style-name="T1">#include</text:span> <text:span text:style-name="T1">&lt;</text:span><text:span text:style-name="T2">iostream</text:span><text:span text:style-name="T1">&gt;</text:span></text:p>
      <text:p text:style-name="P4"/>
      <text:p text:style-name="P1"><text:span text:style-name="T1">using</text:span> <text:span text:style-name="T1">namespace</text:span> std;</text:p>
      <text:p text:style-name="P4"/>
      <text:p text:style-name="P1"><text:span text:style-name="T1">int</text:span> main()</text:p>
      <text:p text:style-name="P1">{</text:p>
      <text:p text:style-name="P1">setlocale(<text:span text:style-name="T3">0</text:span>, <text:span text:style-name="T2">""</text:span>);</text:p>
      <text:p text:style-name="P4"/>
      <text:p text:style-name="P1">cout &lt;&lt; <text:span text:style-name="T2">"Введите три различных числа: \n"</text:span>;</text:p>
      <text:p text:style-name="P1"><text:span text:style-name="T1">int</text:span> x;</text:p>
      <text:p text:style-name="P1"><text:span text:style-name="T1">int</text:span> y;</text:p>
      <text:p text:style-name="P1"><text:span text:style-name="T1">int</text:span> z;</text:p>
      <text:p text:style-name="P4"/>
      <text:p text:style-name="P1">cin &gt;&gt; x &gt;&gt; y &gt;&gt; z;</text:p>
      <text:p text:style-name="P4"/>
      <text:p text:style-name="P1">cout &lt;&lt; <text:span text:style-name="T2">"Сумма равна "</text:span> &lt;&lt; x + y + z &lt;&lt; endl;</text:p>
      <text:p text:style-name="P1">cout &lt;&lt; <text:span text:style-name="T2">"Среднее значение равно "</text:span> &lt;&lt; (x + y + z) / <text:span text:style-name="T3">3</text:span> &lt;&lt; endl;</text:p>
      <text:p text:style-name="P1">cout &lt;&lt; <text:span text:style-name="T2">"Произведение равно "</text:span> &lt;&lt; x * y * z &lt;&lt; endl;</text:p>
      <text:p text:style-name="P1"><text:span text:style-name="T1">if</text:span> (x &lt; y &amp;&amp; x &lt; z){</text:p>
      <text:p text:style-name="P1">cout &lt;&lt; <text:span text:style-name="T2">"Наименьшее равно "</text:span> &lt;&lt; x &lt;&lt; endl;</text:p>
      <text:p text:style-name="P1">}<text:span text:style-name="T1">else</text:span> <text:span text:style-name="T1">if</text:span> ( y &lt; x &amp;&amp; y &lt; z){</text:p>
      <text:p text:style-name="P1">cout &lt;&lt; <text:span text:style-name="T2">"Наименьшее равно "</text:span> &lt;&lt; y &lt;&lt; endl;</text:p>
      <text:p text:style-name="P1">}<text:span text:style-name="T1">else</text:span> <text:span text:style-name="T1">if</text:span> ( z &lt; x &amp;&amp; z &lt; y){</text:p>
      <text:p text:style-name="P1">cout &lt;&lt; <text:span text:style-name="T2">"Наименьшее равно "</text:span> &lt;&lt; z &lt;&lt; endl;</text:p>
      <text:p text:style-name="P1">}</text:p>
      <text:p text:style-name="P4"/>
      <text:p text:style-name="P1"><text:span text:style-name="T1">if</text:span> ( x &gt; y &amp;&amp; x &gt; z){</text:p>
      <text:p text:style-name="P1">cout &lt;&lt; <text:span text:style-name="T2">"Наибольшее равно "</text:span> &lt;&lt; x &lt;&lt; endl;</text:p>
      <text:p text:style-name="P1"><text:soft-page-break/>}<text:span text:style-name="T1">else</text:span> <text:span text:style-name="T1">if</text:span> ( y &gt; x &amp;&amp; y &gt; z){</text:p>
      <text:p text:style-name="P1">cout &lt;&lt; <text:span text:style-name="T2">"Наибольшее равно "</text:span> &lt;&lt; y &lt;&lt; endl;</text:p>
      <text:p text:style-name="P1">}<text:span text:style-name="T1">else</text:span> <text:span text:style-name="T1">if</text:span> ( z &gt; x &amp;&amp; z &gt; y){</text:p>
      <text:p text:style-name="P1">cout &lt;&lt; <text:span text:style-name="T2">"Наибольшее равно "</text:span> &lt;&lt; z &lt;&lt; endl;</text:p>
      <text:p text:style-name="P1">}</text:p>
      <text:p text:style-name="P4"/>
      <text:p text:style-name="P1"><text:span text:style-name="T1">return</text:span> <text:span text:style-name="T3">0</text:span>;</text:p>
      <text:p text:style-name="P1">}</text:p>
      <text:p text:style-name="Standard"/>
      <text:p text:style-name="P5">2.20.</text:p>
      <text:p text:style-name="P5"/>
      <text:p text:style-name="P3">/* Програрамма считывает радиус и будет вычислять диаметр, длину окружности и площадь круга */</text:p>
      <text:p text:style-name="P4"/>
      <text:p text:style-name="P1"><text:span text:style-name="T1">#include</text:span> <text:span text:style-name="T1">&lt;</text:span><text:span text:style-name="T2">iostream</text:span><text:span text:style-name="T1">&gt;</text:span></text:p>
      <text:p text:style-name="P4"/>
      <text:p text:style-name="P1"><text:span text:style-name="T1">using</text:span> <text:span text:style-name="T1">namespace</text:span> std;</text:p>
      <text:p text:style-name="P4"/>
      <text:p text:style-name="P1"><text:span text:style-name="T1">int</text:span> main()</text:p>
      <text:p text:style-name="P1">{</text:p>
      <text:p text:style-name="P1">setlocale(<text:span text:style-name="T3">0</text:span>, <text:span text:style-name="T2">""</text:span>);</text:p>
      <text:p text:style-name="P4"/>
      <text:p text:style-name="P1">cout &lt;&lt; <text:span text:style-name="T2">"Введите радиус круга : \n"</text:span>;</text:p>
      <text:p text:style-name="P1"><text:span text:style-name="T1">int</text:span> radius;</text:p>
      <text:p text:style-name="P4"/>
      <text:p text:style-name="P1">cin &gt;&gt; radius;</text:p>
      <text:p text:style-name="P4"/>
      <text:p text:style-name="P1">cout &lt;&lt; <text:span text:style-name="T2">"Диаметр равен "</text:span> &lt;&lt; radius * <text:span text:style-name="T3">2</text:span> &lt;&lt; endl &lt;&lt; <text:span text:style-name="T2">"Длина окружности равна "</text:span> &lt;&lt; <text:span text:style-name="T3">2</text:span> * <text:span text:style-name="T3">3.14159</text:span> * radius &lt;&lt; endl &lt;&lt; <text:span text:style-name="T2">"Площадь круга равна "</text:span> &lt;&lt; <text:span text:style-name="T3">3.14159</text:span> * ( radius * radius ) &lt;&lt; endl;</text:p>
      <text:p text:style-name="P4"/>
      <text:p text:style-name="P1"><text:span text:style-name="T1">return</text:span> <text:span text:style-name="T3">0</text:span>;</text:p>
      <text:p text:style-name="P1">}</text:p>
      <text:p text:style-name="P5"/>
      <text:p text:style-name="P5">2.21.</text:p>
      <text:p text:style-name="P5"/>
      <text:p text:style-name="P5">нахуй!</text:p>
      <text:p text:style-name="P5"/>
      <text:p text:style-name="P5">2.22.</text:p>
      <text:p text:style-name="P5"/>
      <text:p text:style-name="P5">Правую часть ёлочки. ;-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23.</text:p>
      <text:p text:style-name="P5"/>
      <text:p text:style-name="P3">/* Програрамма считывает пять целых чисел и вычисляет наибольшее и наименьшее */</text:p>
      <text:p text:style-name="P4"/>
      <text:p text:style-name="P1"><text:span text:style-name="T1">#include</text:span> <text:span text:style-name="T1">&lt;</text:span><text:span text:style-name="T2">iostream</text:span><text:span text:style-name="T1">&gt;</text:span></text:p>
      <text:p text:style-name="P4"/>
      <text:p text:style-name="P1"><text:span text:style-name="T1">using</text:span> <text:span text:style-name="T1">namespace</text:span> std;</text:p>
      <text:p text:style-name="P4"/>
      <text:p text:style-name="P1"><text:span text:style-name="T1">int</text:span> main()</text:p>
      <text:p text:style-name="P1">{</text:p>
      <text:p text:style-name="P1">setlocale(<text:span text:style-name="T3">0</text:span>, <text:span text:style-name="T2">""</text:span>);</text:p>
      <text:p text:style-name="P4"/>
      <text:p text:style-name="P1"><text:span text:style-name="T1">int</text:span> x1;</text:p>
      <text:p text:style-name="P1"><text:span text:style-name="T1">int</text:span> x2;</text:p>
      <text:p text:style-name="P1"><text:span text:style-name="T1">int</text:span> x3;</text:p>
      <text:p text:style-name="P1"><text:span text:style-name="T1">int</text:span> x4;</text:p>
      <text:p text:style-name="P1"><text:span text:style-name="T1">int</text:span> x5;</text:p>
      <text:p text:style-name="P4"/>
      <text:p text:style-name="P1">cin &gt;&gt; x1 &gt;&gt; x2 &gt;&gt; x3 &gt;&gt; x4 &gt;&gt; x5;</text:p>
      <text:p text:style-name="P4"/>
      <text:p text:style-name="P1"><text:span text:style-name="T1">if</text:span>( x1 &lt; x2 )</text:p>
      <text:p text:style-name="P1"><text:span text:style-name="T1">if</text:span> ( x1 &lt; x3 )</text:p>
      <text:p text:style-name="P1"><text:span text:style-name="T1">if</text:span> ( x1 &lt; x4 )</text:p>
      <text:p text:style-name="P1"><text:span text:style-name="T1">if</text:span> ( x1 &lt; x5 )</text:p>
      <text:p text:style-name="P1">cout &lt;&lt; <text:span text:style-name="T2">"Наименьшее число "</text:span> &lt;&lt; x1 &lt;&lt; endl;</text:p>
      <text:p text:style-name="P4"/>
      <text:p text:style-name="P1"><text:span text:style-name="T1">if</text:span>( x2 &lt; x1 )</text:p>
      <text:p text:style-name="P1"><text:span text:style-name="T1">if</text:span> ( x2 &lt; x3 )</text:p>
      <text:p text:style-name="P1"><text:span text:style-name="T1">if</text:span> ( x2 &lt; x4 )</text:p>
      <text:p text:style-name="P1"><text:span text:style-name="T1">if</text:span> ( x2 &lt; x5 )</text:p>
      <text:p text:style-name="P1">cout &lt;&lt; <text:span text:style-name="T2">"Наименьшее число "</text:span> &lt;&lt; x2 &lt;&lt; endl;</text:p>
      <text:p text:style-name="P4"/>
      <text:p text:style-name="P1"><text:span text:style-name="T1">if</text:span>( x3 &lt; x2 )</text:p>
      <text:p text:style-name="P1"><text:span text:style-name="T1">if</text:span> ( x3 &lt; x1 )</text:p>
      <text:p text:style-name="P1"><text:span text:style-name="T1">if</text:span> ( x3 &lt; x4 )</text:p>
      <text:p text:style-name="P1"><text:span text:style-name="T1">if</text:span> ( x3 &lt; x5 )</text:p>
      <text:p text:style-name="P1">cout &lt;&lt; <text:span text:style-name="T2">"Наименьшее число "</text:span> &lt;&lt; x3 &lt;&lt; endl;</text:p>
      <text:p text:style-name="P4"/>
      <text:p text:style-name="P1"><text:span text:style-name="T1">if</text:span>( x4 &lt; x2 )</text:p>
      <text:p text:style-name="P1"><text:span text:style-name="T1">if</text:span> ( x4 &lt; x3 )</text:p>
      <text:p text:style-name="P1"><text:span text:style-name="T1">if</text:span> ( x4 &lt; x1 )</text:p>
      <text:p text:style-name="P1"><text:span text:style-name="T1">if</text:span> ( x4 &lt; x5 )</text:p>
      <text:p text:style-name="P1">cout &lt;&lt; <text:span text:style-name="T2">"Наименьшее число "</text:span> &lt;&lt; x4 &lt;&lt; endl;</text:p>
      <text:p text:style-name="P6"/>
      <text:p text:style-name="P1"><text:span text:style-name="T1">if</text:span>( x5 &lt; x2 )</text:p>
      <text:p text:style-name="P1"><text:span text:style-name="T1">if</text:span> ( x5 &lt; x3 )</text:p>
      <text:p text:style-name="P1"><text:span text:style-name="T1">if</text:span> ( x5 &lt; x4 )</text:p>
      <text:p text:style-name="P1"><text:span text:style-name="T1">if</text:span> ( x5 &lt; x1 )</text:p>
      <text:p text:style-name="P1">cout &lt;&lt; <text:span text:style-name="T2">"Наименьшее число "</text:span> &lt;&lt; x5 &lt;&lt; endl; </text:p>
      <text:p text:style-name="P4"><text:soft-page-break/></text:p>
      <text:p text:style-name="P1"><text:span text:style-name="T1">if</text:span>( x1 &gt; x2 )</text:p>
      <text:p text:style-name="P1"><text:span text:style-name="T1">if</text:span> ( x1 &gt; x3 )</text:p>
      <text:p text:style-name="P1"><text:span text:style-name="T1">if</text:span> ( x1 &gt; x4 )</text:p>
      <text:p text:style-name="P1"><text:span text:style-name="T1">if</text:span> ( x1 &gt; x5 )</text:p>
      <text:p text:style-name="P1">cout &lt;&lt; <text:span text:style-name="T2">"Набольшее число "</text:span> &lt;&lt; x1 &lt;&lt; endl;</text:p>
      <text:p text:style-name="P4"/>
      <text:p text:style-name="P1"><text:span text:style-name="T1">if</text:span>( x2 &gt; x1 )</text:p>
      <text:p text:style-name="P1"><text:span text:style-name="T1">if</text:span> ( x2 &gt; x3 )</text:p>
      <text:p text:style-name="P1"><text:span text:style-name="T1">if</text:span> ( x2 &gt; x4 )</text:p>
      <text:p text:style-name="P1"><text:span text:style-name="T1">if</text:span> ( x2 &gt; x5 )</text:p>
      <text:p text:style-name="P1">cout &lt;&lt; <text:span text:style-name="T2">"Наибольшее число "</text:span> &lt;&lt; x2 &lt;&lt; endl;</text:p>
      <text:p text:style-name="P4"/>
      <text:p text:style-name="P1"><text:span text:style-name="T1">if</text:span>( x3 &gt; x2 )</text:p>
      <text:p text:style-name="P1"><text:span text:style-name="T1">if</text:span> ( x3 &gt; x1 )</text:p>
      <text:p text:style-name="P1"><text:span text:style-name="T1">if</text:span> ( x3 &gt; x4 )</text:p>
      <text:p text:style-name="P1"><text:span text:style-name="T1">if</text:span> ( x3 &gt; x5 )</text:p>
      <text:p text:style-name="P1">cout &lt;&lt; <text:span text:style-name="T2">"Наибольшее число "</text:span> &lt;&lt; x3 &lt;&lt; endl;</text:p>
      <text:p text:style-name="P4"/>
      <text:p text:style-name="P1"><text:span text:style-name="T1">if</text:span>( x4 &gt; x2 )</text:p>
      <text:p text:style-name="P1"><text:span text:style-name="T1">if</text:span> ( x4 &gt; x3 )</text:p>
      <text:p text:style-name="P1"><text:span text:style-name="T1">if</text:span> ( x4 &gt; x1 )</text:p>
      <text:p text:style-name="P1"><text:span text:style-name="T1">if</text:span> ( x4 &gt; x5 )</text:p>
      <text:p text:style-name="P1">cout &lt;&lt; <text:span text:style-name="T2">"Наибольшее число "</text:span> &lt;&lt; x4 &lt;&lt; endl;</text:p>
      <text:p text:style-name="P6"/>
      <text:p text:style-name="P1"><text:span text:style-name="T1">if</text:span>( x5 &gt; x2 )</text:p>
      <text:p text:style-name="P1"><text:span text:style-name="T1">if</text:span> ( x5 &gt; x3 )</text:p>
      <text:p text:style-name="P1"><text:span text:style-name="T1">if</text:span> ( x5 &gt; x4 )</text:p>
      <text:p text:style-name="P1"><text:span text:style-name="T1">if</text:span> ( x5 &gt; x1 )</text:p>
      <text:p text:style-name="P1">cout &lt;&lt; <text:span text:style-name="T2">"Наибольшее число "</text:span> &lt;&lt; x5 &lt;&lt; endl; </text:p>
      <text:p text:style-name="P4"/>
      <text:p text:style-name="P1"><text:span text:style-name="T1">return</text:span> <text:span text:style-name="T3">0</text:span>;</text:p>
      <text:p text:style-name="P1">}</text:p>
      <text:p text:style-name="P5"/>
      <text:p text:style-name="P5"/>
      <text:p text:style-name="P7">2.24.</text:p>
      <text:p text:style-name="P7"/>
      <text:p text:style-name="P7"><text:s/>/* Програрамма считывает целое число и вычисляет чётное оно или нечётное */</text:p>
      <text:p text:style-name="P7"/>
      <text:p text:style-name="P7">#include &lt;iostream&gt;</text:p>
      <text:p text:style-name="P7"/>
      <text:p text:style-name="P7">using namespace std;</text:p>
      <text:p text:style-name="P7"/>
      <text:p text:style-name="P7">int main()</text:p>
      <text:p text:style-name="P7">{</text:p>
      <text:p text:style-name="P7"><text:s text:c="2"/>setlocale(0, "");</text:p>
      <text:p text:style-name="P7"/>
      <text:p text:style-name="P7"><text:s text:c="2"/>cout &lt;&lt; "Введите целое число : ";</text:p>
      <text:p text:style-name="P7"/>
      <text:p text:style-name="P7"><text:s text:c="2"/>int x1;</text:p>
      <text:p text:style-name="P7"><text:soft-page-break/></text:p>
      <text:p text:style-name="P7"><text:s text:c="2"/>cin &gt;&gt; x1;</text:p>
      <text:p text:style-name="P7"/>
      <text:p text:style-name="P7"><text:s text:c="2"/>if ( x1 % 2){</text:p>
      <text:p text:style-name="P7"><text:s text:c="4"/>cout &lt;&lt; "Число " &lt;&lt; x1 &lt;&lt; " нечётное.\n";</text:p>
      <text:p text:style-name="P7"><text:s text:c="2"/>}</text:p>
      <text:p text:style-name="P7"/>
      <text:p text:style-name="P7"><text:s text:c="2"/>if ( !( x1 % 2) ){</text:p>
      <text:p text:style-name="P7"><text:s text:c="4"/>cout &lt;&lt; "Число " &lt;&lt; x1 &lt;&lt; " чётное.\n";</text:p>
      <text:p text:style-name="P7"><text:s text:c="2"/>}</text:p>
      <text:p text:style-name="P7"/>
      <text:p text:style-name="P7"><text:s text:c="4"/>return 0;</text:p>
      <text:p text:style-name="P7">}</text:p>
      <text:p text:style-name="P7"/>
      <text:p text:style-name="P7"/>
      <text:p text:style-name="P8">2.25.</text:p>
      <text:p text:style-name="P8"/>
      <text:p text:style-name="P8"><text:s/>/* Програрамма считывает два целых числа и вычисляет является ли первое число кратным ко второму */</text:p>
      <text:p text:style-name="P8"/>
      <text:p text:style-name="P8">#include &lt;iostream&gt;</text:p>
      <text:p text:style-name="P8"/>
      <text:p text:style-name="P8">using namespace std;</text:p>
      <text:p text:style-name="P8"/>
      <text:p text:style-name="P8">int main()</text:p>
      <text:p text:style-name="P8">{</text:p>
      <text:p text:style-name="P8"><text:s text:c="2"/>setlocale(0, "");</text:p>
      <text:p text:style-name="P8"/>
      <text:p text:style-name="P8"><text:s text:c="2"/>cout &lt;&lt; "Введите первое целое число : ";</text:p>
      <text:p text:style-name="P8"/>
      <text:p text:style-name="P8"><text:s text:c="2"/>int x1;</text:p>
      <text:p text:style-name="P8"/>
      <text:p text:style-name="P8"><text:s text:c="2"/>cin &gt;&gt; x1;</text:p>
      <text:p text:style-name="P8"/>
      <text:p text:style-name="P8"><text:s text:c="2"/>if ( x1 == 0){</text:p>
      <text:p text:style-name="P8"><text:s text:c="4"/>cout &lt;&lt; "Ошибка! Ноль нельзя \n";</text:p>
      <text:p text:style-name="P8"><text:s text:c="4"/>return 0;</text:p>
      <text:p text:style-name="P8"><text:s text:c="2"/>}</text:p>
      <text:p text:style-name="P8"/>
      <text:p text:style-name="P8"><text:s text:c="2"/>cout &lt;&lt; endl;</text:p>
      <text:p text:style-name="P8"/>
      <text:p text:style-name="P8"><text:s text:c="2"/>cout &lt;&lt; "Введите второе целое число : ";</text:p>
      <text:p text:style-name="P8"/>
      <text:p text:style-name="P8"><text:s text:c="2"/>int x2;</text:p>
      <text:p text:style-name="P8"/>
      <text:p text:style-name="P8"><text:s text:c="2"/>cin &gt;&gt; x2;</text:p>
      <text:p text:style-name="P8"/>
      <text:p text:style-name="P8"><text:s text:c="4"/>if ( x2 == 0){</text:p>
      <text:p text:style-name="P8"><text:s text:c="4"/>cout &lt;&lt; "Ошибка! Ноль нельзя \n";</text:p>
      <text:p text:style-name="P8"><text:s text:c="4"/>return 0;</text:p>
      <text:p text:style-name="P8"><text:s text:c="2"/>}</text:p>
      <text:p text:style-name="P8"/>
      <text:p text:style-name="P8"><text:soft-page-break/><text:s text:c="2"/>cout &lt;&lt; endl;</text:p>
      <text:p text:style-name="P8"/>
      <text:p text:style-name="P8"/>
      <text:p text:style-name="P8"><text:s text:c="2"/>if ( x1 % x2 ){</text:p>
      <text:p text:style-name="P8"><text:s text:c="4"/>cout &lt;&lt; "Число " &lt;&lt; x1 &lt;&lt; " не является кратным числу " &lt;&lt; x2 &lt;&lt; endl;</text:p>
      <text:p text:style-name="P8"><text:s text:c="2"/>}</text:p>
      <text:p text:style-name="P8"/>
      <text:p text:style-name="P8"><text:s text:c="2"/>if ( !( x1 % x2) ){</text:p>
      <text:p text:style-name="P8"><text:s text:c="4"/>cout &lt;&lt; "Число " &lt;&lt; x1 &lt;&lt; " является кратным числу " &lt;&lt; x2 &lt;&lt; endl;</text:p>
      <text:p text:style-name="P8"><text:s text:c="2"/>}</text:p>
      <text:p text:style-name="P8"/>
      <text:p text:style-name="P8"><text:s text:c="4"/>return 0;</text:p>
      <text:p text:style-name="P8">}</text:p>
      <text:p text:style-name="P8"/>
      <text:p text:style-name="P8"/>
      <text:p text:style-name="P8">2.26.</text:p>
      <text:p text:style-name="P8"/>
      <text:p text:style-name="P8">yf[eq !</text:p>
      <text:p text:style-name="P8"/>
      <text:p text:style-name="P9">2.27.</text:p>
      <text:p text:style-name="P9"/>
      <text:p text:style-name="P9">#include &lt;iostream&gt;</text:p>
      <text:p text:style-name="P9"/>
      <text:p text:style-name="P9">using namespace std;</text:p>
      <text:p text:style-name="P9"/>
      <text:p text:style-name="P9">int main()</text:p>
      <text:p text:style-name="P9">{</text:p>
      <text:p text:style-name="P9"><text:s text:c="2"/>setlocale(0, "");</text:p>
      <text:p text:style-name="P9"/>
      <text:p text:style-name="P9"><text:s text:c="2"/>cout &lt;&lt; "A = " &lt;&lt; static_cast&lt;int&gt;('A') &lt;&lt; endl;</text:p>
      <text:p text:style-name="P9"><text:s text:c="2"/>cout &lt;&lt; "B = " &lt;&lt; static_cast&lt;int&gt;('B') &lt;&lt; endl;</text:p>
      <text:p text:style-name="P9"><text:s text:c="2"/>cout &lt;&lt; "C = " &lt;&lt; static_cast&lt;int&gt;('C') &lt;&lt; endl;</text:p>
      <text:p text:style-name="P9"><text:s text:c="2"/>cout &lt;&lt; "D = " &lt;&lt; static_cast&lt;int&gt;('D') &lt;&lt; endl;</text:p>
      <text:p text:style-name="P9"><text:s text:c="2"/>cout &lt;&lt; "E = " &lt;&lt; static_cast&lt;int&gt;('E') &lt;&lt; endl;</text:p>
      <text:p text:style-name="P9"><text:s text:c="2"/>cout &lt;&lt; "a = " &lt;&lt; static_cast&lt;int&gt;('a') &lt;&lt; endl;</text:p>
      <text:p text:style-name="P9"><text:s text:c="2"/>cout &lt;&lt; "b = " &lt;&lt; static_cast&lt;int&gt;('b') &lt;&lt; endl;</text:p>
      <text:p text:style-name="P9"><text:s text:c="2"/>cout &lt;&lt; "c = " &lt;&lt; static_cast&lt;int&gt;('c') &lt;&lt; endl;</text:p>
      <text:p text:style-name="P9"><text:s text:c="2"/>cout &lt;&lt; "d = " &lt;&lt; static_cast&lt;int&gt;('d') &lt;&lt; endl;</text:p>
      <text:p text:style-name="P9"><text:s text:c="2"/>cout &lt;&lt; "e = " &lt;&lt; static_cast&lt;int&gt;('e') &lt;&lt; endl;</text:p>
      <text:p text:style-name="P9"><text:s text:c="2"/>cout &lt;&lt; "% = " &lt;&lt; static_cast&lt;int&gt;('%') &lt;&lt; endl;</text:p>
      <text:p text:style-name="P9"><text:s text:c="2"/>cout &lt;&lt; "* = " &lt;&lt; static_cast&lt;int&gt;('*') &lt;&lt; endl;</text:p>
      <text:p text:style-name="P9"><text:s text:c="2"/>cout &lt;&lt; "/ = " &lt;&lt; static_cast&lt;int&gt;('/') &lt;&lt; endl;</text:p>
      <text:p text:style-name="P9"><text:s text:c="2"/>cout &lt;&lt; "+ = " &lt;&lt; static_cast&lt;int&gt;('+') &lt;&lt; endl;</text:p>
      <text:p text:style-name="P9"><text:s text:c="2"/>cout &lt;&lt; "1 = " &lt;&lt; static_cast&lt;int&gt;('1') &lt;&lt; endl;</text:p>
      <text:p text:style-name="P9"><text:s text:c="2"/>cout &lt;&lt; "2 = " &lt;&lt; static_cast&lt;int&gt;('2') &lt;&lt; endl;</text:p>
      <text:p text:style-name="P9"><text:s text:c="2"/>cout &lt;&lt; "3 = " &lt;&lt; static_cast&lt;int&gt;('3') &lt;&lt; endl;</text:p>
      <text:p text:style-name="P9"/>
      <text:p text:style-name="P9"><text:s text:c="4"/>return 0;</text:p>
      <text:p text:style-name="P9">}</text:p>
      <text:p text:style-name="P9"/>
      <text:p text:style-name="P5"/>
      <text:p text:style-name="P5"/>
      <text:p text:style-name="P9"><text:soft-page-break/>2.28.</text:p>
      <text:p text:style-name="P9"/>
      <text:p text:style-name="P9"><text:s/>/* Програрамма считывает пятизначное число и вставляет пробелы между пяти цифр */</text:p>
      <text:p text:style-name="P9"/>
      <text:p text:style-name="P9">#include &lt;iostream&gt;</text:p>
      <text:p text:style-name="P9"/>
      <text:p text:style-name="P9">using namespace std;</text:p>
      <text:p text:style-name="P9"/>
      <text:p text:style-name="P9">int main()</text:p>
      <text:p text:style-name="P9">{</text:p>
      <text:p text:style-name="P9"><text:s text:c="2"/>setlocale(0, "");</text:p>
      <text:p text:style-name="P9"/>
      <text:p text:style-name="P9">cout &lt;&lt; "Введите пятизначное целое число: ";</text:p>
      <text:p text:style-name="P9"/>
      <text:p text:style-name="P9">int x1;</text:p>
      <text:p text:style-name="P9"/>
      <text:p text:style-name="P9">cin &gt;&gt; x1;</text:p>
      <text:p text:style-name="P9"/>
      <text:p text:style-name="P9">cout &lt;&lt; endl;</text:p>
      <text:p text:style-name="P9"/>
      <text:p text:style-name="P9">cout &lt;&lt; (x1 / 10000) % 10 &lt;&lt; " " &lt;&lt; (x1 / 1000) % 10 &lt;&lt; " " &lt;&lt; (x1 / 100) % 10 &lt;&lt; " " &lt;&lt; (x1 / 10) % 10 &lt;&lt; " " &lt;&lt; x1 % 10 &lt;&lt; endl;</text:p>
      <text:p text:style-name="P9"/>
      <text:p text:style-name="P9"><text:s text:c="4"/>return 0;</text:p>
      <text:p text:style-name="P9">}</text:p>
      <text:p text:style-name="P9"/>
      <text:p text:style-name="P9">2.29.</text:p>
      <text:p text:style-name="P9"/>
      <text:p text:style-name="P9"><text:s/>/* Програрамма выводит таблицу через табуляцию */</text:p>
      <text:p text:style-name="P9"/>
      <text:p text:style-name="P9">#include &lt;iostream&gt;</text:p>
      <text:p text:style-name="P9"/>
      <text:p text:style-name="P9">using namespace std;</text:p>
      <text:p text:style-name="P9"/>
      <text:p text:style-name="P9">int main()</text:p>
      <text:p text:style-name="P9">{</text:p>
      <text:p text:style-name="P9"><text:s text:c="2"/>setlocale(0, "");</text:p>
      <text:p text:style-name="P9"/>
      <text:p text:style-name="P9"/>
      <text:p text:style-name="P9">int x1 = 0;</text:p>
      <text:p text:style-name="P9"/>
      <text:p text:style-name="P9">cout &lt;&lt; endl;</text:p>
      <text:p text:style-name="P9"/>
      <text:p text:style-name="P9">cout &lt;&lt; "число\tквадрат\tкуб\n";</text:p>
      <text:p text:style-name="P9">cout &lt;&lt; <text:s/>x1 &lt;&lt; "\t\t" &lt;&lt; <text:s/>x1 <text:s/>&lt;&lt; "\t\t" &lt;&lt; <text:s/>x1 <text:s/>&lt;&lt; "\n";</text:p>
      <text:p text:style-name="P9">++x1;</text:p>
      <text:p text:style-name="P9">cout &lt;&lt; x1 &lt;&lt; "\t\t" &lt;&lt; x1 * x1 &lt;&lt; "\t\t" &lt;&lt; x1*x1*x1 &lt;&lt; "\n";</text:p>
      <text:p text:style-name="P9">++x1;</text:p>
      <text:p text:style-name="P9">cout &lt;&lt; x1 &lt;&lt; "\t\t" &lt;&lt; x1*x1 &lt;&lt; "\t\t" &lt;&lt; x1*x1*x1 &lt;&lt; "\n";</text:p>
      <text:p text:style-name="P9">++x1;</text:p>
      <text:p text:style-name="P9">cout &lt;&lt; x1 &lt;&lt; "\t\t" &lt;&lt; x1*x1 &lt;&lt; "\t\t" &lt;&lt; x1*x1*x1 &lt;&lt; "\n";</text:p>
      <text:p text:style-name="P9">++x1;</text:p>
      <text:p text:style-name="P9"><text:soft-page-break/>cout &lt;&lt; x1 &lt;&lt; "\t\t" &lt;&lt; x1*x1 &lt;&lt; "\t\t" &lt;&lt; x1*x1*x1 &lt;&lt; "\n";</text:p>
      <text:p text:style-name="P9">++x1;</text:p>
      <text:p text:style-name="P9">cout &lt;&lt; x1 &lt;&lt; "\t\t" &lt;&lt; x1*x1 &lt;&lt; "\t\t" &lt;&lt; x1*x1*x1 &lt;&lt; "\n";</text:p>
      <text:p text:style-name="P9">++x1;</text:p>
      <text:p text:style-name="P9">cout &lt;&lt; x1 &lt;&lt; "\t\t" &lt;&lt; x1*x1 &lt;&lt; "\t\t" &lt;&lt; x1*x1*x1 &lt;&lt; "\n";</text:p>
      <text:p text:style-name="P9">++x1;</text:p>
      <text:p text:style-name="P9">cout &lt;&lt; x1 &lt;&lt; "\t\t" &lt;&lt; x1*x1 &lt;&lt; "\t\t" &lt;&lt; x1*x1*x1 &lt;&lt; "\n";</text:p>
      <text:p text:style-name="P9">++x1;</text:p>
      <text:p text:style-name="P9">cout &lt;&lt; x1 &lt;&lt; "\t\t" &lt;&lt; x1*x1 &lt;&lt; "\t\t" &lt;&lt; x1*x1*x1 &lt;&lt; "\n";</text:p>
      <text:p text:style-name="P9">++x1;</text:p>
      <text:p text:style-name="P9">cout &lt;&lt; x1 &lt;&lt; "\t\t" &lt;&lt; x1*x1 &lt;&lt; "\t\t" &lt;&lt; x1*x1*x1 &lt;&lt; "\n";</text:p>
      <text:p text:style-name="P9">++x1;</text:p>
      <text:p text:style-name="P9">cout &lt;&lt; x1 &lt;&lt; "\t\t" &lt;&lt; x1*x1 &lt;&lt; "\t\t" &lt;&lt; x1*x1*x1 &lt;&lt; "\n";</text:p>
      <text:p text:style-name="P9"/>
      <text:p text:style-name="P9"><text:s text:c="4"/>return 0;</text:p>
      <text:p text:style-name="P9">}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7:04:06.056560117</meta:creation-date>
    <dc:date>2019-12-16T21:14:49.015019012</dc:date>
    <meta:editing-duration>PT2H54M40S</meta:editing-duration>
    <meta:editing-cycles>6</meta:editing-cycles>
    <meta:generator>LibreOffice/6.0.7.3$Linux_x86 LibreOffice_project/00m0$Build-3</meta:generator>
    <meta:document-statistic meta:table-count="0" meta:image-count="0" meta:object-count="0" meta:page-count="12" meta:paragraph-count="408" meta:word-count="2046" meta:character-count="9037" meta:non-whitespace-character-count="7236"/>
  </office:meta>
</office:document-meta>
</file>